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4pt" officeooo:rsid="0010cc2a" officeooo:paragraph-rsid="0010cc2a" style:font-size-asian="21pt" style:font-size-complex="24pt"/>
    </style:style>
    <style:style style:name="P2" style:family="paragraph" style:parent-style-name="Text_20_body">
      <style:text-properties fo:font-size="18pt" officeooo:rsid="0010cc2a" officeooo:paragraph-rsid="0010cc2a" style:font-size-asian="18pt" style:font-size-complex="18pt"/>
    </style:style>
    <style:style style:name="P3" style:family="paragraph" style:parent-style-name="Title">
      <style:text-properties fo:font-size="24pt" officeooo:rsid="0010cc2a" officeooo:paragraph-rsid="0010cc2a" style:font-size-asian="21pt" style:font-size-complex="24pt"/>
    </style:style>
    <style:style style:name="P4" style:family="paragraph" style:parent-style-name="Text_20_body">
      <style:text-properties fo:font-size="18pt" officeooo:rsid="0010cc2a" officeooo:paragraph-rsid="0010cc2a" style:font-size-asian="18pt" style:font-size-complex="18pt"/>
    </style:style>
    <style:style style:name="P5" style:family="paragraph" style:parent-style-name="Text_20_body">
      <style:text-properties fo:font-size="18pt" officeooo:rsid="0013fe03" officeooo:paragraph-rsid="0013fe03" style:font-size-asian="18pt" style:font-size-complex="18pt"/>
    </style:style>
    <style:style style:name="P6" style:family="paragraph" style:parent-style-name="Text_20_body">
      <style:text-properties fo:font-size="24pt" officeooo:rsid="0010cc2a" officeooo:paragraph-rsid="00131dd7" style:font-size-asian="21pt" style:font-size-complex="24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s</text:p>
      <text:p text:style-name="P2">Clase 1:</text:p>
      <text:p text:style-name="P1"><text:a xlink:type="simple" xlink:href="https://youtu.be/g7c4IkpSxs8" text:style-name="Internet_20_link" text:visited-style-name="Visited_20_Internet_20_Link"><text:span text:style-name="T1">https://youtu.be/g7c4IkpSxs8</text:span></text:a></text:p>
      <text:p text:style-name="P2"/>
      <text:p text:style-name="P2">Archivos, Resumen:</text:p>
      <text:p text:style-name="P1"><text:a xlink:type="simple" xlink:href="https://drive.google.com/file/d/1ZHFor79HWScxtV03jCG3QduGxfnnI7p5/view" text:style-name="Internet_20_link" text:visited-style-name="Visited_20_Internet_20_Link"><text:span text:style-name="T1">https://drive.google.com/file/d/1ZHFor79HWScxtV03jCG3QduGxfnnI7p5/view</text:span></text:a></text:p>
      <text:p text:style-name="P5">Todo el Examen:</text:p>
      <text:p text:style-name="P1"><text:a xlink:type="simple" xlink:href="https://m.youtube.com/watch?v=F9FZADBfQLw" text:style-name="Internet_20_link" text:visited-style-name="Visited_20_Internet_20_Link"><text:span text:style-name="T1">https://m.youtube.com/watch?v=F9FZADBfQLw</text:span></text:a></text:p>
      <text:p text:style-name="P2"/>
      <text:p text:style-name="P6"><text:span text:style-name="T1"/></text:p>
      <text:p text:style-name="P2"/>
      <text:p text:style-name="P2"/>
      <text:p text:style-name="P2"/>
      <text:p text:style-name="P2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7:13:13.822338441</meta:creation-date>
    <dc:date>2022-07-02T18:47:42.780856316</dc:date>
    <meta:editing-duration>PT16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1" meta:character-count="185" meta:non-whitespace-character-count="181"/>
  </office:meta>
</office:document-meta>
</file>